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c9211e" fo:font-size="15pt" style:font-size-asian="15pt" style:font-size-complex="15pt"/>
    </style:style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>
      <style:table-cell-properties fo:background-color="#333333"/>
    </style:style>
    <style:style style:name="ce17" style:family="table-cell" style:parent-style-name="Default" style:data-style-name="N99"/>
    <style:style style:name="ce5" style:family="table-cell" style:parent-style-name="Default">
      <style:table-cell-properties fo:background-color="#ff0000"/>
    </style:style>
    <style:style style:name="ce6" style:family="table-cell" style:parent-style-name="Default" style:data-style-name="N0"/>
    <style:style style:name="ce20" style:family="table-cell" style:parent-style-name="Default" style:data-style-name="N99"/>
    <style:style style:name="ce8" style:family="table-cell" style:parent-style-name="Default">
      <style:table-cell-properties fo:background-color="#ff4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a933"/>
    </style:style>
    <style:style style:name="ce12" style:family="table-cell" style:parent-style-name="Default">
      <style:table-cell-properties fo:background-color="#2a6099"/>
    </style:style>
    <style:style style:name="ce13" style:family="table-cell" style:parent-style-name="Default">
      <style:table-cell-properties fo:background-color="#55308d"/>
    </style:style>
    <style:style style:name="ce14" style:family="table-cell" style:parent-style-name="Default">
      <style:table-cell-properties fo:background-color="#800080"/>
    </style:style>
    <style:style style:name="ce28" style:family="table-cell" style:parent-style-name="Default">
      <style:table-cell-properties fo:border-bottom="none" fo:border-left="none" fo:border-right="none" fo:border-top="0.74pt solid #000000"/>
      <style:map style:condition="cell-content-is-between(0,30)" style:apply-style-name="Untitled4" style:base-cell-address="Sheet1.I11"/>
      <style:map style:condition="cell-content-is-between(31,34)" style:apply-style-name="Untitled5" style:base-cell-address="Sheet1.I11"/>
      <style:map style:condition="cell-content()&gt;=35" style:apply-style-name="Untitled6" style:base-cell-address="Sheet1.I1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7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number-columns-repeated="4" table:default-cell-style-name="Default"/>
        <table:table-row table:style-name="ro1">
          <table:table-cell/>
          <table:table-cell table:style-name="Default" office:value-type="string" calcext:value-type="string">
            <text:p>Matt</text:p>
          </table:table-cell>
          <table:table-cell table:style-name="Default" office:value-type="string" calcext:value-type="string">
            <text:p>Patty</text:p>
          </table:table-cell>
          <table:table-cell table:style-name="Default" office:value-type="string" calcext:value-type="string">
            <text:p>Shania</text:p>
          </table:table-cell>
          <table:table-cell table:style-name="Default" office:value-type="string" calcext:value-type="string">
            <text:p>May</text:p>
          </table:table-cell>
          <table:table-cell/>
          <table:table-cell table:style-name="ce10" office:value-type="string" calcext:value-type="string">
            <text:p>Available for shi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day day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  <table:table-cell table:formula="of:==LEFT(CONCATENATE(IF([.B2]=1; &quot;Matt, &quot;; &quot;&quot;); IF([.C2]=1; &quot;Patty, &quot;; &quot;&quot;); IF([.D2]=1; &quot;Shania, &quot;; &quot;&quot;); IF([.E2]=1; &quot;May, &quot;; &quot;&quot;)); LEN(CONCATENATE(IF([.B2]=1; &quot;Matt, &quot;; &quot;&quot;); IF([.C2]=1; &quot;Patty, &quot;; &quot;&quot;); IF([.D2]=1; &quot;Shania, &quot;; &quot;&quot;); IF([.E2]=1; &quot;May, &quot;; &quot;&quot;)))-1)" office:value-type="string" office:string-value="Matt, Patty, Shania, May," calcext:value-type="string">
            <text:p>Matt, Patty, Shania, May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day Night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=LEFT(CONCATENATE(IF([.B3]=1; &quot;Matt, &quot;; &quot;&quot;); IF([.C3]=1; &quot;Patty, &quot;; &quot;&quot;); IF([.D3]=1; &quot;Shania, &quot;; &quot;&quot;); IF([.E3]=1; &quot;May, &quot;; &quot;&quot;)); LEN(CONCATENATE(IF([.B3]=1; &quot;Matt, &quot;; &quot;&quot;); IF([.C3]=1; &quot;Patty, &quot;; &quot;&quot;); IF([.D3]=1; &quot;Shania, &quot;; &quot;&quot;); IF([.E3]=1; &quot;May, &quot;; &quot;&quot;)))-1)" office:value-type="string" office:string-value="Matt, Patty, Shania," calcext:value-type="string">
            <text:p>Matt, Patty, Shania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day Da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=LEFT(CONCATENATE(IF([.B4]=1; &quot;Matt, &quot;; &quot;&quot;); IF([.C4]=1; &quot;Patty, &quot;; &quot;&quot;); IF([.D4]=1; &quot;Shania, &quot;; &quot;&quot;); IF([.E4]=1; &quot;May, &quot;; &quot;&quot;)); LEN(CONCATENATE(IF([.B4]=1; &quot;Matt, &quot;; &quot;&quot;); IF([.C4]=1; &quot;Patty, &quot;; &quot;&quot;); IF([.D4]=1; &quot;Shania, &quot;; &quot;&quot;); IF([.E4]=1; &quot;May, &quot;; &quot;&quot;)))-1)" office:value-type="string" office:string-value="May," calcext:value-type="string">
            <text:p>May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day Night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  <table:table-cell table:formula="of:==LEFT(CONCATENATE(IF([.B5]=1; &quot;Matt, &quot;; &quot;&quot;); IF([.C5]=1; &quot;Patty, &quot;; &quot;&quot;); IF([.D5]=1; &quot;Shania, &quot;; &quot;&quot;); IF([.E5]=1; &quot;May, &quot;; &quot;&quot;)); LEN(CONCATENATE(IF([.B5]=1; &quot;Matt, &quot;; &quot;&quot;); IF([.C5]=1; &quot;Patty, &quot;; &quot;&quot;); IF([.D5]=1; &quot;Shania, &quot;; &quot;&quot;); IF([.E5]=1; &quot;May, &quot;; &quot;&quot;)))-1)" office:value-type="string" office:string-value="Matt, Patty, Shania, May," calcext:value-type="string">
            <text:p>Matt, Patty, Shania, May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uesday Da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=LEFT(CONCATENATE(IF([.B6]=1; &quot;Matt, &quot;; &quot;&quot;); IF([.C6]=1; &quot;Patty, &quot;; &quot;&quot;); IF([.D6]=1; &quot;Shania, &quot;; &quot;&quot;); IF([.E6]=1; &quot;May, &quot;; &quot;&quot;)); LEN(CONCATENATE(IF([.B6]=1; &quot;Matt, &quot;; &quot;&quot;); IF([.C6]=1; &quot;Patty, &quot;; &quot;&quot;); IF([.D6]=1; &quot;Shania, &quot;; &quot;&quot;); IF([.E6]=1; &quot;May, &quot;; &quot;&quot;)))-1)" office:value-type="string" office:string-value="May," calcext:value-type="string">
            <text:p>May,</text:p>
          </table:table-cell>
          <table:table-cell/>
          <table:table-cell office:value-type="string" calcext:value-type="string">
            <text:p>Matt Count</text:p>
          </table:table-cell>
          <table:table-cell office:value-type="string" calcext:value-type="string">
            <text:p>Patty Count</text:p>
          </table:table-cell>
          <table:table-cell office:value-type="string" calcext:value-type="string">
            <text:p>Shania Count</text:p>
          </table:table-cell>
          <table:table-cell office:value-type="string" calcext:value-type="string">
            <text:p>May Count</text:p>
          </table:table-cell>
        </table:table-row>
        <table:table-row table:style-name="ro1">
          <table:table-cell office:value-type="string" calcext:value-type="string">
            <text:p>Tuesday Nigh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=LEFT(CONCATENATE(IF([.B7]=1; &quot;Matt, &quot;; &quot;&quot;); IF([.C7]=1; &quot;Patty, &quot;; &quot;&quot;); IF([.D7]=1; &quot;Shania, &quot;; &quot;&quot;); IF([.E7]=1; &quot;May, &quot;; &quot;&quot;)); LEN(CONCATENATE(IF([.B7]=1; &quot;Matt, &quot;; &quot;&quot;); IF([.C7]=1; &quot;Patty, &quot;; &quot;&quot;); IF([.D7]=1; &quot;Shania, &quot;; &quot;&quot;); IF([.E7]=1; &quot;May, &quot;; &quot;&quot;)))-1)" office:value-type="string" office:string-value="Patty, May," calcext:value-type="string">
            <text:p>Patty, May,</text:p>
          </table:table-cell>
          <table:table-cell office:value-type="string" calcext:value-type="string">
            <text:p>Morning Sun-Thurs (*7)</text:p>
          </table:table-cell>
          <table:table-cell table:formula="of:=COUNTIF([.B21:.F21];&quot;*Matt*&quot;)" office:value-type="float" office:value="2" calcext:value-type="float">
            <text:p>2</text:p>
          </table:table-cell>
          <table:table-cell table:formula="of:=COUNTIF([.B21:.F21];&quot;*Patty*&quot;)" office:value-type="float" office:value="0" calcext:value-type="float">
            <text:p>0</text:p>
          </table:table-cell>
          <table:table-cell table:formula="of:=COUNTIF([.B21:.F21];&quot;*Shania*&quot;)" office:value-type="float" office:value="0" calcext:value-type="float">
            <text:p>0</text:p>
          </table:table-cell>
          <table:table-cell table:formula="of:=COUNTIF([.B21:.F21];&quot;*May*&quot;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ednesday Day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=LEFT(CONCATENATE(IF([.B8]=1; &quot;Matt, &quot;; &quot;&quot;); IF([.C8]=1; &quot;Patty, &quot;; &quot;&quot;); IF([.D8]=1; &quot;Shania, &quot;; &quot;&quot;); IF([.E8]=1; &quot;May, &quot;; &quot;&quot;)); LEN(CONCATENATE(IF([.B8]=1; &quot;Matt, &quot;; &quot;&quot;); IF([.C8]=1; &quot;Patty, &quot;; &quot;&quot;); IF([.D8]=1; &quot;Shania, &quot;; &quot;&quot;); IF([.E8]=1; &quot;May, &quot;; &quot;&quot;)))-1)" office:value-type="string" office:string-value="Matt, May," calcext:value-type="string">
            <text:p>Matt, May,</text:p>
          </table:table-cell>
          <table:table-cell office:value-type="string" calcext:value-type="string">
            <text:p>Night Sun-Thurs (*6)</text:p>
          </table:table-cell>
          <table:table-cell table:formula="of:=COUNTIF([.B22:.F22];&quot;*Matt*&quot;)" office:value-type="float" office:value="0" calcext:value-type="float">
            <text:p>0</text:p>
          </table:table-cell>
          <table:table-cell table:formula="of:=COUNTIF([.B22:.F22];&quot;*Patty*&quot;)" office:value-type="float" office:value="3" calcext:value-type="float">
            <text:p>3</text:p>
          </table:table-cell>
          <table:table-cell table:formula="of:=COUNTIF([.B22:.F22];&quot;*Shania*&quot;)" office:value-type="float" office:value="3" calcext:value-type="float">
            <text:p>3</text:p>
          </table:table-cell>
          <table:table-cell table:formula="of:=COUNTIF([.B22:.F22];&quot;*May*&quot;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ednesday Night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=LEFT(CONCATENATE(IF([.B9]=1; &quot;Matt, &quot;; &quot;&quot;); IF([.C9]=1; &quot;Patty, &quot;; &quot;&quot;); IF([.D9]=1; &quot;Shania, &quot;; &quot;&quot;); IF([.E9]=1; &quot;May, &quot;; &quot;&quot;)); LEN(CONCATENATE(IF([.B9]=1; &quot;Matt, &quot;; &quot;&quot;); IF([.C9]=1; &quot;Patty, &quot;; &quot;&quot;); IF([.D9]=1; &quot;Shania, &quot;; &quot;&quot;); IF([.E9]=1; &quot;May, &quot;; &quot;&quot;)))-1)" office:value-type="string" office:string-value="Matt, Patty, Shania," calcext:value-type="string">
            <text:p>Matt, Patty, Shania,</text:p>
          </table:table-cell>
          <table:table-cell office:value-type="string" calcext:value-type="string">
            <text:p>Morning Fri-Sat (*8)</text:p>
          </table:table-cell>
          <table:table-cell table:formula="of:=COUNTIF([.G21:.H21];&quot;*Matt*&quot;)" office:value-type="float" office:value="2" calcext:value-type="float">
            <text:p>2</text:p>
          </table:table-cell>
          <table:table-cell table:formula="of:=COUNTIF([.G21:.H21];&quot;*Patty*&quot;)" office:value-type="float" office:value="0" calcext:value-type="float">
            <text:p>0</text:p>
          </table:table-cell>
          <table:table-cell table:formula="of:=COUNTIF([.G21:.H21];&quot;*Shania*&quot;)" office:value-type="float" office:value="0" calcext:value-type="float">
            <text:p>0</text:p>
          </table:table-cell>
          <table:table-cell table:formula="of:=COUNTIF([.G21:.H21];&quot;*May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 Day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/>
          <table:table-cell table:formula="of:==LEFT(CONCATENATE(IF([.B10]=1; &quot;Matt, &quot;; &quot;&quot;); IF([.C10]=1; &quot;Patty, &quot;; &quot;&quot;); IF([.D10]=1; &quot;Shania, &quot;; &quot;&quot;); IF([.E10]=1; &quot;May, &quot;; &quot;&quot;)); LEN(CONCATENATE(IF([.B10]=1; &quot;Matt, &quot;; &quot;&quot;); IF([.C10]=1; &quot;Patty, &quot;; &quot;&quot;); IF([.D10]=1; &quot;Shania, &quot;; &quot;&quot;); IF([.E10]=1; &quot;May, &quot;; &quot;&quot;)))-1)" office:value-type="string" office:string-value="May," calcext:value-type="string">
            <text:p>May,</text:p>
          </table:table-cell>
          <table:table-cell office:value-type="string" calcext:value-type="string">
            <text:p>Night Fri-Sat (*7)</text:p>
          </table:table-cell>
          <table:table-cell table:formula="of:=COUNTIF([.G22:.H22];&quot;*Matt*&quot;)" office:value-type="float" office:value="1" calcext:value-type="float">
            <text:p>1</text:p>
          </table:table-cell>
          <table:table-cell table:formula="of:=COUNTIF([.G22:.H22];&quot;*Patty*&quot;)" office:value-type="float" office:value="2" calcext:value-type="float">
            <text:p>2</text:p>
          </table:table-cell>
          <table:table-cell table:formula="of:=COUNTIF([.G22:.H22];&quot;*Shania*&quot;)" office:value-type="float" office:value="1" calcext:value-type="float">
            <text:p>1</text:p>
          </table:table-cell>
          <table:table-cell table:formula="of:=COUNTIF([.G22:.H22];&quot;*May*&quot;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sday Night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=LEFT(CONCATENATE(IF([.B11]=1; &quot;Matt, &quot;; &quot;&quot;); IF([.C11]=1; &quot;Patty, &quot;; &quot;&quot;); IF([.D11]=1; &quot;Shania, &quot;; &quot;&quot;); IF([.E11]=1; &quot;May, &quot;; &quot;&quot;)); LEN(CONCATENATE(IF([.B11]=1; &quot;Matt, &quot;; &quot;&quot;); IF([.C11]=1; &quot;Patty, &quot;; &quot;&quot;); IF([.D11]=1; &quot;Shania, &quot;; &quot;&quot;); IF([.E11]=1; &quot;May, &quot;; &quot;&quot;)))-1)" office:value-type="string" office:string-value="Patty," calcext:value-type="string">
            <text:p>Patty,</text:p>
          </table:table-cell>
          <table:table-cell/>
          <table:table-cell table:style-name="ce28" table:formula="of:=[.I7]*7+[.I8]*6+[.I9]*8+[.I10]*7" office:value-type="float" office:value="37" calcext:value-type="float">
            <text:p>37</text:p>
          </table:table-cell>
          <table:table-cell table:style-name="ce28" table:formula="of:=[.J7]*7+[.J8]*6+[.J9]*8+[.J10]*7" office:value-type="float" office:value="32" calcext:value-type="float">
            <text:p>32</text:p>
          </table:table-cell>
          <table:table-cell table:style-name="ce28" table:formula="of:=[.K7]*7+[.K8]*6+[.K9]*8+[.K10]*7" office:value-type="float" office:value="25" calcext:value-type="float">
            <text:p>25</text:p>
          </table:table-cell>
          <table:table-cell table:style-name="ce28" table:formula="of:=[.L7]*7+[.L8]*6+[.L9]*8+[.L10]*7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riday Day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/>
          <table:table-cell table:formula="of:==LEFT(CONCATENATE(IF([.B12]=1; &quot;Matt, &quot;; &quot;&quot;); IF([.C12]=1; &quot;Patty, &quot;; &quot;&quot;); IF([.D12]=1; &quot;Shania, &quot;; &quot;&quot;); IF([.E12]=1; &quot;May, &quot;; &quot;&quot;)); LEN(CONCATENATE(IF([.B12]=1; &quot;Matt, &quot;; &quot;&quot;); IF([.C12]=1; &quot;Patty, &quot;; &quot;&quot;); IF([.D12]=1; &quot;Shania, &quot;; &quot;&quot;); IF([.E12]=1; &quot;May, &quot;; &quot;&quot;)))-1)" office:value-type="string" office:string-value="Matt, Shania, May," calcext:value-type="string">
            <text:p>Matt, Shania, May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iday Night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/>
          <table:table-cell table:formula="of:==LEFT(CONCATENATE(IF([.B13]=1; &quot;Matt, &quot;; &quot;&quot;); IF([.C13]=1; &quot;Patty, &quot;; &quot;&quot;); IF([.D13]=1; &quot;Shania, &quot;; &quot;&quot;); IF([.E13]=1; &quot;May, &quot;; &quot;&quot;)); LEN(CONCATENATE(IF([.B13]=1; &quot;Matt, &quot;; &quot;&quot;); IF([.C13]=1; &quot;Patty, &quot;; &quot;&quot;); IF([.D13]=1; &quot;Shania, &quot;; &quot;&quot;); IF([.E13]=1; &quot;May, &quot;; &quot;&quot;)))-1)" office:value-type="string" office:string-value="Matt, Patty, Shania," calcext:value-type="string">
            <text:p>Matt, Patty, Shania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urday Day</text:p>
          </table:table-cell>
          <table:table-cell table:number-columns-repeated="4" office:value-type="boolean" office:boolean-value="true" calcext:value-type="boolean">
            <text:p>TRUE</text:p>
          </table:table-cell>
          <table:table-cell/>
          <table:table-cell table:formula="of:==LEFT(CONCATENATE(IF([.B14]=1; &quot;Matt, &quot;; &quot;&quot;); IF([.C14]=1; &quot;Patty, &quot;; &quot;&quot;); IF([.D14]=1; &quot;Shania, &quot;; &quot;&quot;); IF([.E14]=1; &quot;May, &quot;; &quot;&quot;)); LEN(CONCATENATE(IF([.B14]=1; &quot;Matt, &quot;; &quot;&quot;); IF([.C14]=1; &quot;Patty, &quot;; &quot;&quot;); IF([.D14]=1; &quot;Shania, &quot;; &quot;&quot;); IF([.E14]=1; &quot;May, &quot;; &quot;&quot;)))-1)" office:value-type="string" office:string-value="Matt, Patty, Shania, May," calcext:value-type="string">
            <text:p>Matt, Patty, Shania, May,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turday Night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/>
          <table:table-cell table:formula="of:==LEFT(CONCATENATE(IF([.B15]=1; &quot;Matt, &quot;; &quot;&quot;); IF([.C15]=1; &quot;Patty, &quot;; &quot;&quot;); IF([.D15]=1; &quot;Shania, &quot;; &quot;&quot;); IF([.E15]=1; &quot;May, &quot;; &quot;&quot;)); LEN(CONCATENATE(IF([.B15]=1; &quot;Matt, &quot;; &quot;&quot;); IF([.C15]=1; &quot;Patty, &quot;; &quot;&quot;); IF([.D15]=1; &quot;Shania, &quot;; &quot;&quot;); IF([.E15]=1; &quot;May, &quot;; &quot;&quot;)))-1)" office:value-type="string" office:string-value="Matt, Patty," calcext:value-type="string">
            <text:p>Matt, Patty,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/>
          <table:table-cell table:number-columns-repeated="5"/>
        </table:table-row>
        <table:table-row table:style-name="ro2">
          <table:table-cell table:style-name="ce1" office:value-type="string" calcext:value-type="string">
            <text:p>Warning: Chooses people with leftmost priority in day, right at night, consult with yellow availability list</text:p>
          </table:table-cell>
          <table:table-cell table:style-name="Default" table:number-columns-repeated="4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Sunday</text:p>
          </table:table-cell>
          <table:table-cell table:style-name="ce8" office:value-type="string" calcext:value-type="string">
            <text:p>Monday</text:p>
          </table:table-cell>
          <table:table-cell table:style-name="ce10" office:value-type="string" calcext:value-type="string">
            <text:p>Tuesday</text:p>
          </table:table-cell>
          <table:table-cell table:style-name="ce11" office:value-type="string" calcext:value-type="string">
            <text:p>Wednesday</text:p>
          </table:table-cell>
          <table:table-cell table:style-name="ce12" office:value-type="string" calcext:value-type="string">
            <text:p>Thursday</text:p>
          </table:table-cell>
          <table:table-cell table:style-name="ce13" office:value-type="string" calcext:value-type="string">
            <text:p>Friday</text:p>
          </table:table-cell>
          <table:table-cell table:style-name="ce14" office:value-type="string" calcext:value-type="string">
            <text:p>Saturda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Open</text:p>
          </table:table-cell>
          <table:table-cell table:style-name="ce6" table:formula="of:=IF([.B2]=1;&quot;Matt&quot;;IF([.C2]=1;&quot;Patty&quot;;IF([.D2]=1;&quot;Shania&quot;;IF([.E2]=1;&quot;May&quot;;&quot;&quot;))))" office:value-type="string" office:string-value="Matt" calcext:value-type="string">
            <text:p>Matt</text:p>
          </table:table-cell>
          <table:table-cell table:style-name="ce6" table:formula="of:=IF([.B4]=1;&quot;Matt&quot;;IF([.C4]=1;&quot;Patty&quot;;IF([.D4]=1;&quot;Shania&quot;;IF([.E4]=1;&quot;May&quot;;&quot;&quot;))))" office:value-type="string" office:string-value="May" calcext:value-type="string">
            <text:p>May</text:p>
          </table:table-cell>
          <table:table-cell table:style-name="ce6" table:formula="of:=IF([.B6]=1;&quot;Matt&quot;;IF([.C6]=1;&quot;Patty&quot;;IF([.D6]=1;&quot;Shania&quot;;IF([.E6]=1;&quot;May&quot;;&quot;&quot;))))" office:value-type="string" office:string-value="May" calcext:value-type="string">
            <text:p>May</text:p>
          </table:table-cell>
          <table:table-cell table:style-name="Default" table:formula="of:=IF([.B8]=1;&quot;Matt&quot;;IF([.C8]=1;&quot;Patty&quot;;IF([.D8]=1;&quot;Shania&quot;;IF([.E8]=1;&quot;May&quot;;&quot;&quot;))))" office:value-type="string" office:string-value="Matt" calcext:value-type="string">
            <text:p>Matt</text:p>
          </table:table-cell>
          <table:table-cell table:style-name="ce6" table:formula="of:=IF([.B10]=1;&quot;Matt&quot;;IF([.C10]=1;&quot;Patty&quot;;IF([.D10]=1;&quot;Shania&quot;;IF([.E10]=1;&quot;May&quot;;&quot;&quot;))))" office:value-type="string" office:string-value="May" calcext:value-type="string">
            <text:p>May</text:p>
          </table:table-cell>
          <table:table-cell table:style-name="ce6" table:formula="of:=IF([.B12]=1;&quot;Matt&quot;;IF([.C12]=1;&quot;Patty&quot;;IF([.D12]=1;&quot;Shania&quot;;IF([.E12]=1;&quot;May&quot;;&quot;&quot;))))" office:value-type="string" office:string-value="Matt" calcext:value-type="string">
            <text:p>Matt</text:p>
          </table:table-cell>
          <table:table-cell table:style-name="ce6" table:formula="of:=IF([.B14]=1;&quot;Matt&quot;;IF([.C14]=1;&quot;Patty&quot;;IF([.D14]=1;&quot;Shania&quot;;IF([.E14]=1;&quot;May&quot;;&quot;&quot;))))" office:value-type="string" office:string-value="Matt" calcext:value-type="string">
            <text:p>Matt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Close</text:p>
          </table:table-cell>
          <table:table-cell table:style-name="ce6" table:formula="of:=IF(AND([.E3]=1;[.D3]=1); &quot;May, Shania&quot;; IF(AND([.E3]=1;[.C3]=1); &quot;May, Patty&quot;; IF(AND([.E3]=1;[.B3]=1); &quot;May, Matt&quot;; IF(AND([.D3]=1;[.C3]=1); &quot;Shania, Patty&quot;; IF(AND([.D3]=1;[.B3]=1); &quot;Shania, Matt&quot;; IF(AND([.C3]=1;[.B3]=1); &quot;Patty, Matt&quot;; &quot;&quot;))))))" office:value-type="string" office:string-value="Shania, Patty" calcext:value-type="string">
            <text:p>Shania, Patty</text:p>
          </table:table-cell>
          <table:table-cell table:style-name="ce6" table:formula="of:=IF(AND([.E5]=1;[.D5]=1); &quot;May, Shania&quot;; IF(AND([.E5]=1;[.C5]=1); &quot;May, Patty&quot;; IF(AND([.E5]=1;[.B5]=1); &quot;May, Matt&quot;; IF(AND([.D5]=1;[.C5]=1); &quot;Shania, Patty&quot;; IF(AND([.D5]=1;[.B5]=1); &quot;Shania, Matt&quot;; IF(AND([.C5]=1;[.B5]=1); &quot;Patty, Matt&quot;; &quot;&quot;))))))" office:value-type="string" office:string-value="May, Shania" calcext:value-type="string">
            <text:p>May, Shania</text:p>
          </table:table-cell>
          <table:table-cell table:style-name="ce6" table:formula="of:=IF(AND([.E7]=1;[.D7]=1); &quot;May, Shania&quot;; IF(AND([.E7]=1;[.C7]=1); &quot;May, Patty&quot;; IF(AND([.E7]=1;[.B7]=1); &quot;May, Matt&quot;; IF(AND([.D7]=1;[.C7]=1); &quot;Shania, Patty&quot;; IF(AND([.D7]=1;[.B7]=1); &quot;Shania, Matt&quot;; IF(AND([.C7]=1;[.B7]=1); &quot;Patty, Matt&quot;; &quot;&quot;))))))" office:value-type="string" office:string-value="May, Patty" calcext:value-type="string">
            <text:p>May, Patty</text:p>
          </table:table-cell>
          <table:table-cell table:style-name="Default" table:formula="of:=IF(AND([.E9]=1;[.D9]=1); &quot;May, Shania&quot;; IF(AND([.E9]=1;[.C9]=1); &quot;May, Patty&quot;; IF(AND([.E9]=1;[.B9]=1); &quot;May, Matt&quot;; IF(AND([.D9]=1;[.C9]=1); &quot;Shania, Patty&quot;; IF(AND([.D9]=1;[.B9]=1); &quot;Shania, Matt&quot;; IF(AND([.C9]=1;[.B9]=1); &quot;Patty, Matt&quot;; &quot;&quot;))))))" office:value-type="string" office:string-value="Shania, Patty" calcext:value-type="string">
            <text:p>Shania, Patty</text:p>
          </table:table-cell>
          <table:table-cell table:formula="of:=IF(AND([.E11]=1;[.D11]=1); &quot;May, Shania&quot;; IF(AND([.E11]=1;[.C11]=1); &quot;May, Patty&quot;; IF(AND([.E11]=1;[.B11]=1); &quot;May, Matt&quot;; IF(AND([.D11]=1;[.C11]=1); &quot;Shania, Patty&quot;; IF(AND([.D11]=1;[.B11]=1); &quot;Shania, Matt&quot;; IF(AND([.C11]=1;[.B11]=1); &quot;Patty, Matt&quot;; &quot;&quot;))))))">
            <text:p/>
          </table:table-cell>
          <table:table-cell table:style-name="Default" table:formula="of:=IF(AND([.E13]=1;[.D13]=1); &quot;May, Shania&quot;; IF(AND([.E13]=1;[.C13]=1); &quot;May, Patty&quot;; IF(AND([.E13]=1;[.B13]=1); &quot;May, Matt&quot;; IF(AND([.D13]=1;[.C13]=1); &quot;Shania, Patty&quot;; IF(AND([.D13]=1;[.B13]=1); &quot;Shania, Matt&quot;; IF(AND([.C13]=1;[.B13]=1); &quot;Patty, Matt&quot;; &quot;&quot;))))))" office:value-type="string" office:string-value="Shania, Patty" calcext:value-type="string">
            <text:p>Shania, Patty</text:p>
          </table:table-cell>
          <table:table-cell table:formula="of:=IF(AND([.E15]=1;[.D15]=1); &quot;May, Shania&quot;; IF(AND([.E15]=1;[.C15]=1); &quot;May, Patty&quot;; IF(AND([.E15]=1;[.B15]=1); &quot;May, Matt&quot;; IF(AND([.D15]=1;[.C15]=1); &quot;Shania, Patty&quot;; IF(AND([.D15]=1;[.B15]=1); &quot;Shania, Matt&quot;; IF(AND([.C15]=1;[.B15]=1); &quot;Patty, Matt&quot;; &quot;&quot;))))))" office:value-type="string" office:string-value="Patty, Matt" calcext:value-type="string">
            <text:p>Patty, Matt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formula="of:=IF([.B21:.H21]=&quot;Matt&quot;;[.I7]+=1)" office:value-type="string" office:string-value="" calcext:value-type="error">
            <text:p>Err:510</text:p>
          </table:table-cell>
          <table:table-cell table:style-name="Default" table:number-columns-repeated="3"/>
          <table:table-cell/>
          <table:table-cell table:style-name="Default"/>
          <table:table-cell table:number-columns-repeated="5"/>
        </table:table-row>
        <calcext:conditional-formats>
          <calcext:conditional-format calcext:target-range-address="Sheet1.C2:Sheet1.E15">
            <calcext:color-scale>
              <calcext:color-scale-entry calcext:value="0" calcext:type="minimum" calcext:color="#ff0000"/>
              <calcext:color-scale-entry calcext:value="50" calcext:type="percentile" calcext:color="#00a933"/>
              <calcext:color-scale-entry calcext:value="0" calcext:type="maximum" calcext:color="#00a933"/>
            </calcext:color-scale>
          </calcext:conditional-format>
          <calcext:conditional-format calcext:target-range-address="Sheet1.B2:Sheet1.B15">
            <calcext:color-scale>
              <calcext:color-scale-entry calcext:value="0" calcext:type="minimum" calcext:color="#ff0000"/>
              <calcext:color-scale-entry calcext:value="50" calcext:type="percentile" calcext:color="#00a933"/>
              <calcext:color-scale-entry calcext:value="0" calcext:type="maximum" calcext:color="#00a933"/>
            </calcext:color-scale>
          </calcext:conditional-format>
          <calcext:conditional-format calcext:target-range-address="Sheet1.B2:Sheet1.E15">
            <calcext:condition calcext:apply-style-name="Untitled1" calcext:value="=1" calcext:base-cell-address="Sheet1.B2"/>
            <calcext:condition calcext:apply-style-name="Untitled2" calcext:value="=0" calcext:base-cell-address="Sheet1.B2"/>
          </calcext:conditional-format>
          <calcext:conditional-format calcext:target-range-address="Sheet1.I11:Sheet1.L11">
            <calcext:condition calcext:apply-style-name="Untitled4" calcext:value="between(0,30)" calcext:base-cell-address="Sheet1.I11"/>
            <calcext:condition calcext:apply-style-name="Untitled5" calcext:value="between(31,34)" calcext:base-cell-address="Sheet1.I11"/>
            <calcext:condition calcext:apply-style-name="Untitled6" calcext:value="&gt;=35" calcext:base-cell-address="Sheet1.I1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a933"/>
    </style:style>
    <style:style style:name="Untitled2" style:family="table-cell" style:parent-style-name="Default">
      <style:table-cell-properties fo:background-color="#ff0000"/>
    </style:style>
    <style:style style:name="Untitled3" style:family="table-cell" style:parent-style-name="Default">
      <style:table-cell-properties fo:background-color="#00a933"/>
    </style:style>
    <style:style style:name="Untitled4" style:family="table-cell" style:parent-style-name="Default">
      <style:table-cell-properties fo:background-color="#00a933" style:diagonal-bl-tr="none" style:diagonal-tl-br="none"/>
    </style:style>
    <style:style style:name="Untitled5" style:family="table-cell" style:parent-style-name="Default">
      <style:table-cell-properties fo:background-color="#ffff00"/>
    </style:style>
    <style:style style:name="Untitled6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2:24:58.018089358</meta:creation-date>
    <dc:date>2023-01-24T16:39:06.258836636</dc:date>
    <meta:editing-duration>PT11H21M17S</meta:editing-duration>
    <meta:editing-cycles>11</meta:editing-cycles>
    <meta:generator>LibreOffice/7.3.7.2$Linux_X86_64 LibreOffice_project/30$Build-2</meta:generator>
    <meta:document-statistic meta:table-count="1" meta:cell-count="142" meta:object-count="0"/>
  </office:meta>
</office:document-meta>
</file>